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360000422F000025293EC32590.svm" manifest:media-type="image/x-svm"/>
  <manifest:file-entry manifest:full-path="Pictures/1000000100000642000003846827B28F.png" manifest:media-type="image/png"/>
  <manifest:file-entry manifest:full-path="Pictures/2000000D0000422F00002529D6E39701.svm" manifest:media-type="image/x-svm"/>
  <manifest:file-entry manifest:full-path="Pictures/100000010000064200000384C7EE409D.png" manifest:media-type="image/png"/>
  <manifest:file-entry manifest:full-path="Pictures/2000000C0000422F00002529024CCD82.svm" manifest:media-type="image/x-svm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22cm" svg:height="11.241cm" svg:x="2.5cm" svg:y="1.43cm">
          <draw:image xlink:href="Pictures/200000360000422F000025293EC32590.svm" xlink:type="simple" xlink:show="embed" xlink:actuate="onLoad" draw:mime-type="image/x-svm">
            <text:p/>
          </draw:image>
          <draw:image xlink:href="Pictures/100000010000064200000384C7EE409D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5.67cm" svg:height="15.5cm" svg:x="1cm" svg:y="0cm">
          <draw:image xlink:href="Pictures/2000000D0000422F00002529D6E39701.svm" xlink:type="simple" xlink:show="embed" xlink:actuate="onLoad" draw:mime-type="image/x-svm">
            <text:p/>
          </draw:image>
          <draw:image xlink:href="Pictures/1000000100000642000003846827B28F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6.561cm" svg:height="14.912cm" svg:x="1cm" svg:y="0.588cm">
          <draw:image xlink:href="Pictures/2000000C0000422F00002529024CCD82.svm" xlink:type="simple" xlink:show="embed" xlink:actuate="onLoad" draw:mime-type="image/x-svm">
            <text:p/>
          </draw:image>
          <draw:image xlink:href="Pictures/1000000100000642000003846827B28F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23:00:47.005938200</meta:creation-date>
    <dc:date>2026-01-27T23:06:34.901643400</dc:date>
    <meta:editing-duration>PT5M48S</meta:editing-duration>
    <meta:editing-cycles>1</meta:editing-cycles>
    <meta:document-statistic meta:object-count="30"/>
    <meta:generator>LibreOffice/25.8.4.2$Windows_X86_64 LibreOffice_project/290daaa01b999472f0c7a3890eb6a550fd74c6df</meta:generator>
  </office:meta>
</office:document-meta>
</file>